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P1" style:family="paragraph" style:parent-style-name="Standard">
      <style:text-properties officeooo:rsid="0013d88a" officeooo:paragraph-rsid="0013d8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rg11 58 $ java Secret</text:p>
      <text:p text:style-name="P1">too many secrets</text:p>
      <text:p text:style-name="P1">What is Jenny's phone number? </text:p>
      <text:p text:style-name="P1">8675309</text:p>
      <text:p text:style-name="P1">What is the answer to life, the universe, and everything? </text:p>
      <text:p text:style-name="P1">42</text:p>
      <text:p text:style-name="P1">Who you gonna call? </text:p>
      <text:p text:style-name="P1">Ghostbusters</text:p>
      <text:p text:style-name="P1">Complete!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Helvetica" style:font-family-asian="Helvetica" style:font-family-generic-asian="system" style:font-pitch-asian="variable" style:font-size-asian="14pt" style:font-name-complex="Helvetica" style:font-family-complex="Helvetic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6:45:16.447872594</meta:creation-date>
    <dc:date>2014-09-05T16:45:36.103185001</dc:date>
    <meta:editing-duration>P0D</meta:editing-duration>
    <meta:editing-cycles>1</meta:editing-cycles>
    <meta:document-statistic meta:table-count="0" meta:image-count="0" meta:object-count="0" meta:page-count="1" meta:paragraph-count="9" meta:word-count="31" meta:character-count="186" meta:non-whitespace-character-count="152"/>
    <meta:generator>LibreOffice/4.2.5.2$Linux_X86_64 LibreOffice_project/420m0$Build-2</meta:generator>
  </office:meta>
</office:document-meta>
</file>